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neaking Erlang in Through the Back Door</text:p>
      <text:p text:style-name="Standard"/>
      <text:p text:style-name="Standard"/>
      <text:p text:style-name="Standard">Lots of people would love to use Erlang in their work, but find themselves stuck with management that insist on C++ or Java because “that's what everyone else uses”. For some reason, the question “how do you plan to a get ahead of our competition if we do exactly what they do?” doesn't seem to come up.</text:p>
      <text:p text:style-name="Standard"/>
      <text:p text:style-name="Standard">I'll present a case study of how we went from an almost purely C++ codebase to writing all our new code in Erlang as well as beginning to replace some of the C++. Some of the areas covered will include:</text:p>
      <text:list xml:id="list4607404881" text:style-name="L1">
        <text:list-item>
          <text:p text:style-name="P1">How we went about convincing everyone else we weren't crazy</text:p>
        </text:list-item>
        <text:list-item>
          <text:p text:style-name="P1">How to connect Erlang to your existing binary, compiler dependent IPC protocol with only a moderate amount of profanity</text:p>
        </text:list-item>
        <text:list-item>
          <text:p text:style-name="P1">Unexpected problems that you'll want to avoid so that people don't go back to thinking you're crazy again</text:p>
        </text:list-item>
        <text:list-item>
          <text:p text:style-name="P1">The questions we were asked and how to address them</text:p>
        </text:list-item>
      </text:list>
      <text:p text:style-name="Standard"/>
      <text:p text:style-name="Standard">While I make no promises about how helpful this might be for anyone else trying to achieve the same goal, it may at least give you some hope that it's achiev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ard Duggan</meta:initial-creator>
    <meta:creation-date>2013-11-04T13:50:18</meta:creation-date>
    <dc:date>2013-11-21T20:58:34</dc:date>
    <dc:creator>Bernard Duggan</dc:creator>
    <meta:editing-duration>PT17M20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8" meta:word-count="196" meta:character-count="1045" meta:non-whitespace-character-count="861"/>
  </office:meta>
</office:document-meta>
</file>